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Open Sans" svg:font-family="'Open Sans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ystem" style:font-pitch="variable"/>
    <style:font-face style:name="DejaVu Sans2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e5e5e5" draw:textarea-horizontal-align="justify" draw:textarea-vertical-align="top" draw:auto-grow-height="false" fo:min-height="4.75cm" fo:min-width="19.5cm"/>
    </style:style>
    <style:style style:name="gr2" style:family="graphic" style:parent-style-name="standard">
      <style:graphic-properties svg:stroke-color="#333333" draw:fill-color="#e5e5e5" draw:textarea-horizontal-align="justify" draw:textarea-vertical-align="middle" draw:auto-grow-height="false" fo:min-height="2.75cm" fo:min-width="4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333333" draw:fill-color="#e5e5e5" draw:textarea-horizontal-align="justify" draw:textarea-vertical-align="middle" draw:auto-grow-height="false" fo:min-height="2.458cm" fo:min-width="4.208cm"/>
    </style:style>
    <style:style style:name="gr5" style:family="graphic" style:parent-style-name="standard">
      <style:graphic-properties svg:stroke-color="#333333" draw:fill-color="#e5e5e5" draw:textarea-horizontal-align="justify" draw:textarea-vertical-align="top" draw:auto-grow-height="false" fo:min-height="4.262cm" fo:min-width="12.012cm"/>
    </style:style>
    <style:style style:name="gr6" style:family="graphic" style:parent-style-name="standard">
      <style:graphic-properties svg:stroke-color="#333333" draw:fill-color="#e5e5e5" draw:textarea-horizontal-align="justify" draw:textarea-vertical-align="middle" draw:auto-grow-height="false" fo:min-height="1.872cm" fo:min-width="3.622cm"/>
    </style:style>
    <style:style style:name="gr7" style:family="graphic" style:parent-style-name="standard">
      <style:graphic-properties svg:stroke-color="#333333" draw:fill-color="#e5e5e5" draw:textarea-horizontal-align="justify" draw:textarea-vertical-align="middle" draw:auto-grow-height="false" fo:min-height="1.76cm" fo:min-width="3.51cm"/>
    </style:style>
    <style:style style:name="gr8" style:family="graphic" style:parent-style-name="objectwithoutfill">
      <style:graphic-properties draw:stroke="solid" draw:stroke-dash="Dashed_20__28_var_29_" draw:marker-end="Arrow" draw:marker-end-width="0.3cm" draw:fill="none" draw:textarea-vertical-align="middle"/>
    </style:style>
    <style:style style:name="gr9" style:family="graphic" style:parent-style-name="standard">
      <style:graphic-properties svg:stroke-color="#333333" svg:stroke-opacity="50%" draw:fill-color="#e5e5e5" draw:opacity="50%" draw:textarea-horizontal-align="justify" draw:textarea-vertical-align="middle" draw:auto-grow-height="false" fo:min-height="2.458cm" fo:min-width="4.208cm"/>
    </style:style>
    <style:style style:name="gr10" style:family="graphic" style:parent-style-name="standard">
      <style:graphic-properties svg:stroke-color="#333333" svg:stroke-opacity="50%" draw:fill="solid" draw:fill-color="#e5e5e5" draw:opacity="50%" draw:textarea-horizontal-align="justify" draw:textarea-vertical-align="middle" draw:auto-grow-height="false" fo:min-height="2.75cm" fo:min-width="4.5cm"/>
    </style:style>
    <style:style style:name="gr11" style:family="graphic" style:parent-style-name="objectwithoutfill">
      <style:graphic-properties draw:stroke="dash" draw:stroke-dash="Dashed_20__28_var_29_" draw:marker-end="Arrow" draw:marker-end-width="0.3cm" svg:stroke-opacity="50%" draw:fill="none" draw:textarea-vertical-align="middle"/>
    </style:style>
    <style:style style:name="gr12" style:family="graphic" style:parent-style-name="standard">
      <style:graphic-properties svg:stroke-color="#333333" draw:fill-color="#eeeeee" draw:textarea-horizontal-align="justify" draw:textarea-vertical-align="middle" draw:auto-grow-height="false" fo:min-height="1.638cm" fo:min-width="2.646cm"/>
    </style:style>
    <style:style style:name="gr13" style:family="graphic" style:parent-style-name="standard">
      <style:graphic-properties svg:stroke-color="#333333" draw:fill-color="#e5e5e5" draw:textarea-horizontal-align="justify" draw:textarea-vertical-align="top" draw:auto-grow-height="false" fo:min-height="37.75cm" fo:min-width="21.5cm"/>
    </style:style>
    <style:style style:name="P1" style:family="paragraph">
      <style:paragraph-properties fo:text-align="start"/>
    </style:style>
    <style:style style:name="P2" style:family="paragraph">
      <loext:graphic-properties draw:fill-color="#e5e5e5"/>
      <style:paragraph-properties fo:text-align="start"/>
      <style:text-properties style:font-name="Open Sans" fo:font-size="14pt"/>
    </style:style>
    <style:style style:name="P3" style:family="paragraph">
      <style:paragraph-properties fo:text-align="center"/>
    </style:style>
    <style:style style:name="P4" style:family="paragraph">
      <loext:graphic-properties draw:fill-color="#e5e5e5"/>
      <style:paragraph-properties fo:text-align="center"/>
      <style:text-properties style:font-name="Open Sans"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5e5e5" draw:opacity="50%"/>
      <style:paragraph-properties fo:text-align="center"/>
      <style:text-properties style:font-name="Open Sans" fo:font-size="14pt"/>
    </style:style>
    <style:style style:name="P7" style:family="paragraph">
      <loext:graphic-properties draw:fill="solid" draw:fill-color="#e5e5e5" draw:opacity="50%"/>
      <style:paragraph-properties fo:text-align="center"/>
      <style:text-properties style:font-name="Open Sans" fo:font-size="14pt"/>
    </style:style>
    <style:style style:name="P8" style:family="paragraph">
      <loext:graphic-properties draw:fill-color="#eeeeee"/>
      <style:paragraph-properties fo:text-align="center"/>
      <style:text-properties style:font-name="Open Sans" fo:font-size="14pt"/>
    </style:style>
    <style:style style:name="T1" style:family="text">
      <style:text-properties style:font-name="Open Sans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cm" svg:height="5cm" svg:x="8.501cm" svg:y="7.5cm">
          <text:p text:style-name="P1"><text:span text:style-name="T1">THOTH</text:span></text:p>
          <text:p text:style-name="P1"><text:span text:style-name="T1">HEA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" draw:id="id1" draw:layer="layout" svg:width="5cm" svg:height="3cm" svg:x="9.001cm" svg:y="2cm">
          <text:p text:style-name="P3"><text:span text:style-name="T1">GCC STD</text:span></text:p>
          <text:p text:style-name="P3"><text:span text:style-name="T1">HEADER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5cm" svg:height="3cm" svg:x="2.001cm" svg:y="9cm">
          <text:p text:style-name="P3"><text:span text:style-name="T1">LIBC</text:span></text:p>
          <text:p text:style-name="P3"><text:span text:style-name="T1">HEADER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5cm" svg:height="3cm" svg:x="9.001cm" svg:y="9cm">
          <text:p text:style-name="P3"><text:span text:style-name="T1">COM</text:span><text:span text:style-name="T1">MON</text:span></text:p>
          <text:p text:style-name="P3"><text:span text:style-name="T1">HEAD</text:span><text:span text:style-name="T1">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line-skew="-0.5cm" svg:x1="11.501cm" svg:y1="5cm" svg:x2="4.501cm" svg:y2="9cm" draw:start-shape="id1" draw:start-glue-point="2" draw:end-shape="id2" draw:end-glue-point="0" svg:d="M11501 5000v1500h-7000v2500" svg:viewBox="0 0 7001 4001">
          <text:p/>
        </draw:connector>
        <draw:connector draw:style-name="gr3" draw:text-style-name="P5" draw:layer="layout" svg:x1="11.501cm" svg:y1="5cm" svg:x2="11.501cm" svg:y2="9cm" draw:start-shape="id1" draw:start-glue-point="2" draw:end-shape="id3" draw:end-glue-point="0" svg:d="M11501 5000v4000" svg:viewBox="0 0 1 4001">
          <text:p/>
        </draw:connector>
        <draw:custom-shape draw:style-name="gr2" draw:text-style-name="P4" xml:id="id5" draw:id="id5" draw:layer="layout" svg:width="5cm" svg:height="3cm" svg:x="16.001cm" svg:y="9cm">
          <text:p text:style-name="P3"><text:span text:style-name="T1">KERNEL</text:span></text:p>
          <text:p text:style-name="P3"><text:span text:style-name="T1">HEA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4" draw:id="id4" draw:layer="layout" svg:width="5cm" svg:height="3cm" svg:x="23.001cm" svg:y="9cm">
          <text:p text:style-name="P3"><text:span text:style-name="T1">HOSTED</text:span></text:p>
          <text:p text:style-name="P3"><text:span text:style-name="T1">HEA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line-skew="-4cm -1.499cm" svg:x1="14.001cm" svg:y1="10.5cm" svg:x2="25.501cm" svg:y2="9cm" draw:start-shape="id3" draw:start-glue-point="1" draw:end-shape="id4" draw:end-glue-point="0" svg:d="M14001 10500h500v-3500h11000v2000" svg:viewBox="0 0 11501 3501">
          <text:p/>
        </draw:connector>
        <draw:connector draw:style-name="gr3" draw:text-style-name="P5" draw:layer="layout" draw:line-skew="-0.5cm -1.499cm" svg:x1="14.001cm" svg:y1="10.5cm" svg:x2="18.501cm" svg:y2="9cm" draw:start-shape="id3" draw:start-glue-point="1" draw:end-shape="id5" draw:end-glue-point="0" svg:d="M14001 10500h500v-3500h4000v2000" svg:viewBox="0 0 4501 3501">
          <text:p/>
        </draw:connector>
        <draw:custom-shape draw:style-name="gr4" draw:text-style-name="P4" xml:id="id6" draw:id="id6" draw:layer="layout" svg:width="5cm" svg:height="3cm" svg:x="23.001cm" svg:y="16cm">
          <text:p text:style-name="P3"><text:span text:style-name="T1">LIBC</text:span></text:p>
          <text:p text:style-name="P3"><text:span text:style-name="T1">HOSTED</text:span></text:p>
          <text:p text:style-name="P3"><text:span text:style-name="T1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4.501cm" svg:y1="12cm" svg:x2="25.501cm" svg:y2="16cm" draw:start-shape="id2" draw:start-glue-point="2" draw:end-shape="id6" draw:end-glue-point="0" svg:d="M4501 12000v2000h21000v2000" svg:viewBox="0 0 21001 4001">
          <text:p/>
        </draw:connector>
        <draw:custom-shape draw:style-name="gr4" draw:text-style-name="P4" xml:id="id8" draw:id="id8" draw:layer="layout" svg:width="5cm" svg:height="3cm" svg:x="2.001cm" svg:y="16cm">
          <text:p text:style-name="P3"><text:span text:style-name="T1">LI</text:span><text:span text:style-name="T1">B</text:span><text:span text:style-name="T1">C</text:span></text:p>
          <text:p text:style-name="P3"><text:span text:style-name="T1">F</text:span><text:span text:style-name="T1">R</text:span><text:span text:style-name="T1">E</text:span><text:span text:style-name="T1">E</text:span><text:span text:style-name="T1">S</text:span><text:span text:style-name="T1">T</text:span><text:span text:style-name="T1">A</text:span><text:span text:style-name="T1">N</text:span><text:span text:style-name="T1">D</text:span><text:span text:style-name="T1">I</text:span><text:span text:style-name="T1">N</text:span><text:span text:style-name="T1">G</text:span></text:p>
          <text:p text:style-name="P3"><text:span text:style-name="T1">LI</text:span><text:span text:style-name="T1">B</text:span><text:span text:style-name="T1">R</text:span><text:span text:style-name="T1">A</text:span><text:span text:style-name="T1">R</text:span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3cm" svg:height="5cm" svg:x="8.501cm" svg:y="14.5cm">
          <text:p text:style-name="P1"><text:span text:style-name="T1">THOTH 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9" draw:id="id9" draw:layer="layout" svg:width="5cm" svg:height="3cm" svg:x="9.001cm" svg:y="16cm">
          <text:p text:style-name="P3"><text:span text:style-name="T1">K</text:span><text:span text:style-name="T1">E</text:span><text:span text:style-name="T1">R</text:span><text:span text:style-name="T1">N</text:span><text:span text:style-name="T1">E</text:span><text:span text:style-name="T1">L</text:span></text:p>
          <text:p text:style-name="P3"><text:span text:style-name="T1">LI</text:span><text:span text:style-name="T1">B</text:span><text:span text:style-name="T1">R</text:span><text:span text:style-name="T1">A</text:span><text:span text:style-name="T1">R</text:span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7" draw:id="id7" draw:layer="layout" svg:width="5cm" svg:height="3cm" svg:x="16.001cm" svg:y="16cm">
          <text:p text:style-name="P3"><text:span text:style-name="T1">HOSTED</text:span></text:p>
          <text:p text:style-name="P3"><text:span text:style-name="T1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23.001cm" svg:y1="10.5cm" svg:x2="21.001cm" svg:y2="17.5cm" draw:start-shape="id4" draw:end-shape="id7" draw:end-glue-point="1" svg:d="M23001 10500h-999v7000h-1001" svg:viewBox="0 0 2001 7001">
          <text:p/>
        </draw:connector>
        <draw:connector draw:style-name="gr3" draw:text-style-name="P5" draw:layer="layout" svg:x1="4.501cm" svg:y1="12cm" svg:x2="4.501cm" svg:y2="16cm" draw:start-shape="id2" draw:start-glue-point="2" draw:end-shape="id8" draw:end-glue-point="0" svg:d="M4501 12000v4000" svg:viewBox="0 0 1 4001">
          <text:p/>
        </draw:connector>
        <draw:connector draw:style-name="gr3" draw:text-style-name="P5" draw:layer="layout" draw:line-skew="0.499cm" svg:x1="16.001cm" svg:y1="10.5cm" svg:x2="14.001cm" svg:y2="17.5cm" draw:start-shape="id5" draw:start-glue-point="3" draw:end-shape="id9" draw:end-glue-point="1" svg:d="M16001 10500h-500v7000h-1500" svg:viewBox="0 0 2001 7001">
          <text:p/>
        </draw:connector>
        <draw:connector draw:style-name="gr3" draw:text-style-name="P5" draw:layer="layout" draw:line-skew="-1cm" svg:x1="25.501cm" svg:y1="12cm" svg:x2="28.001cm" svg:y2="17.5cm" draw:start-shape="id4" draw:start-glue-point="2" draw:end-shape="id6" draw:end-glue-point="1" svg:d="M25501 12000v1000h3002v4500h-502" svg:viewBox="0 0 3003 5501">
          <text:p/>
        </draw:connector>
        <draw:connector draw:style-name="gr3" draw:text-style-name="P5" draw:layer="layout" svg:x1="4.501cm" svg:y1="12cm" svg:x2="18.501cm" svg:y2="16cm" draw:start-shape="id2" draw:start-glue-point="2" draw:end-shape="id7" draw:end-glue-point="0" svg:d="M4501 12000v2000h14000v2000" svg:viewBox="0 0 14001 4001">
          <text:p/>
        </draw:connector>
        <draw:connector draw:style-name="gr3" draw:text-style-name="P5" draw:layer="layout" svg:x1="7.001cm" svg:y1="10.5cm" svg:x2="9.001cm" svg:y2="17.5cm" draw:start-shape="id2" draw:start-glue-point="1" draw:end-shape="id9" draw:end-glue-point="3" svg:d="M7001 10500h1000v7000h1000" svg:viewBox="0 0 2001 7001">
          <text:p/>
        </draw:connector>
        <draw:connector draw:style-name="gr3" draw:text-style-name="P5" draw:layer="layout" draw:line-skew="-1cm" svg:x1="18.501cm" svg:y1="12cm" svg:x2="2.001cm" svg:y2="17.5cm" draw:start-shape="id5" draw:start-glue-point="2" draw:end-shape="id8" draw:end-glue-point="3" svg:d="M18501 12000v1000h-17001v4500h501" svg:viewBox="0 0 17002 5501">
          <text:p/>
        </draw:connector>
        <draw:custom-shape draw:style-name="gr6" draw:text-style-name="P4" xml:id="id10" draw:id="id10" draw:layer="layout" svg:width="5cm" svg:height="3cm" svg:x="9.001cm" svg:y="21cm">
          <text:p text:style-name="P3"><text:span text:style-name="T1">THOTH</text:span></text:p>
          <text:p text:style-name="P3"><text:span text:style-name="T1">KERNEL</text:span></text:p>
          <text:p text:style-name="P3"><text:span text:style-name="T1">BINA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7132.822392535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3" draw:text-style-name="P5" draw:layer="layout" svg:x1="4.501cm" svg:y1="19cm" svg:x2="9.001cm" svg:y2="22.5cm" draw:start-shape="id8" draw:start-glue-point="2" draw:end-shape="id10" draw:end-glue-point="5" svg:d="M4501 19000v3500h4500" svg:viewBox="0 0 4501 3501">
          <text:p/>
        </draw:connector>
        <draw:connector draw:style-name="gr3" draw:text-style-name="P5" draw:layer="layout" svg:x1="11.501cm" svg:y1="19cm" svg:x2="11.501cm" svg:y2="21cm" draw:start-shape="id9" draw:start-glue-point="2" draw:end-shape="id10" svg:d="M11501 19000v2000" svg:viewBox="0 0 1 2001">
          <text:p/>
        </draw:connector>
        <draw:custom-shape draw:style-name="gr7" draw:text-style-name="P4" xml:id="id11" draw:id="id11" draw:layer="layout" svg:width="5cm" svg:height="3cm" svg:x="23.001cm" svg:y="21cm">
          <text:p text:style-name="P3"><text:span text:style-name="T1">PROGRAM</text:span></text:p>
          <text:p text:style-name="P3"><text:span text:style-name="T1">HOSTED</text:span></text:p>
          <text:p text:style-name="P3"><text:span text:style-name="T1">BINA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7132.82239253582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3" draw:text-style-name="P5" draw:layer="layout" svg:x1="25.501cm" svg:y1="19cm" svg:x2="25.501cm" svg:y2="21cm" draw:start-shape="id6" draw:start-glue-point="2" draw:end-shape="id11" draw:end-glue-point="0" svg:d="M25501 19000v2000" svg:viewBox="0 0 1 2001">
          <text:p/>
        </draw:connector>
        <draw:connector draw:style-name="gr8" draw:text-style-name="P5" draw:layer="layout" svg:x1="18.501cm" svg:y1="19cm" svg:x2="23.001cm" svg:y2="22.5cm" draw:start-shape="id7" draw:start-glue-point="2" draw:end-shape="id11" draw:end-glue-point="5" svg:d="M18501 19000v3500h4500" svg:viewBox="0 0 4501 3501">
          <text:p/>
        </draw:connector>
        <draw:custom-shape draw:style-name="gr9" draw:text-style-name="P6" xml:id="id13" draw:id="id13" draw:layer="layout" svg:width="5cm" svg:height="3cm" svg:x="30.001cm" svg:y="21cm">
          <text:p text:style-name="P3"><text:span text:style-name="T1">EXTRA</text:span></text:p>
          <text:p text:style-name="P3"><text:span text:style-name="T1">HOSTED</text:span></text:p>
          <text:p text:style-name="P3"><text:span text:style-name="T1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12" draw:id="id12" draw:layer="layout" svg:width="5cm" svg:height="3cm" svg:x="30.001cm" svg:y="16cm">
          <text:p text:style-name="P3"><text:span text:style-name="T1">EXTRA</text:span></text:p>
          <text:p text:style-name="P3"><text:span text:style-name="T1">HOSTED</text:span></text:p>
          <text:p text:style-name="P3"><text:span text:style-name="T1">HEA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5" draw:layer="layout" svg:x1="4.501cm" svg:y1="12cm" svg:x2="32.501cm" svg:y2="16cm" draw:start-shape="id2" draw:start-glue-point="2" draw:end-shape="id12" draw:end-glue-point="0" svg:d="M4501 12000v2000h28000v2000" svg:viewBox="0 0 28001 4001">
          <text:p/>
        </draw:connector>
        <draw:connector draw:style-name="gr11" draw:text-style-name="P5" draw:layer="layout" svg:x1="32.501cm" svg:y1="19cm" svg:x2="32.501cm" svg:y2="21cm" draw:start-shape="id12" draw:start-glue-point="2" draw:end-shape="id13" draw:end-glue-point="0" svg:d="M32501 19000v2000" svg:viewBox="0 0 1 2001">
          <text:p/>
        </draw:connector>
        <draw:connector draw:style-name="gr11" draw:text-style-name="P5" draw:layer="layout" svg:x1="30.001cm" svg:y1="22.5cm" svg:x2="28.001cm" svg:y2="22.5cm" draw:start-shape="id13" draw:start-glue-point="3" draw:end-shape="id11" draw:end-glue-point="7" svg:d="M30001 22500h-2000" svg:viewBox="0 0 2001 1">
          <text:p/>
        </draw:connector>
        <draw:custom-shape draw:style-name="gr12" draw:text-style-name="P8" xml:id="id14" draw:id="id14" draw:layer="layout" svg:width="5cm" svg:height="3cm" svg:x="16.001cm" svg:y="26cm">
          <text:p text:style-name="P3"><text:span text:style-name="T1">THOTH</text:span></text:p>
          <text:p text:style-name="P3"><text:span text:style-name="T1">OS</text:span></text:p>
          <text:p text:style-name="P3"><text:span text:style-name="T1">ISO IMAGE</text:span></text:p>
          <draw:enhanced-geometry svg:viewBox="0 0 21600 21600" draw:glue-points="10800 0 0 10800 10800 21600 21600 10800" draw:text-areas="?f3 ?f3 ?f4 ?f4" draw:type="hexagon" draw:modifiers="4362.327534493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5" draw:layer="layout" svg:x1="25.501cm" svg:y1="24cm" svg:x2="21.001cm" svg:y2="27.5cm" draw:start-shape="id11" draw:start-glue-point="2" draw:end-shape="id14" draw:end-glue-point="7" svg:d="M25501 24000v3500h-4500" svg:viewBox="0 0 4501 3501">
          <text:p/>
        </draw:connector>
        <draw:connector draw:style-name="gr3" draw:text-style-name="P5" draw:layer="layout" svg:x1="11.501cm" svg:y1="24cm" svg:x2="16.001cm" svg:y2="27.5cm" draw:start-shape="id10" draw:start-glue-point="2" draw:end-shape="id14" draw:end-glue-point="5" svg:d="M11501 24000v3500h4500" svg:viewBox="0 0 4501 3501">
          <text:p/>
        </draw:connector>
        <draw:custom-shape draw:style-name="gr13" draw:text-style-name="P2" draw:layer="layout" svg:width="22cm" svg:height="38cm" svg:x="36cm" svg:y="2cm">
          <text:p text:style-name="P1"><text:span text:style-name="T1">THOTH HEADERS</text:span></text:p>
          <text:p text:style-name="P1"><text:span text:style-name="T1"/></text:p>
          <text:p text:style-name="P1"><text:span text:style-name="T1">thoth</text:span></text:p>
          <text:p text:style-name="P1"><text:span text:style-name="T1"><text:tab/></text:span><text:span text:style-name="T1">common</text:span></text:p>
          <text:p text:style-name="P1"><text:span text:style-name="T1"><text:tab/></text:span><text:span text:style-name="T1"><text:tab/></text:span><text:span text:style-name="T1">string</text:span></text:p>
          <text:p text:style-name="P1"><text:span text:style-name="T1"><text:tab/></text:span><text:span text:style-name="T1">kernel</text:span></text:p>
          <text:p text:style-name="P1"><text:span text:style-name="T1"><text:tab/></text:span><text:span text:style-name="T1">host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Open Sans" svg:font-family="'Open Sans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ystem" style:font-pitch="variable"/>
    <style:font-face style:name="DejaVu Sans2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2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3:13:39.283754069</meta:creation-date>
    <meta:editing-cycles>10</meta:editing-cycles>
    <meta:editing-duration>PT1H39M15S</meta:editing-duration>
    <dc:date>2016-09-29T00:42:52.061246973</dc:date>
    <meta:generator>LibreOffice/5.2.1.2$Linux_X86_64 LibreOffice_project/20m0$Build-2</meta:generator>
    <meta:document-statistic meta:object-count="38"/>
  </office:meta>
</office:document-meta>
</file>